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6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fo:font-weight="normal" style:font-size-asian="10pt" style:font-weight-asian="normal" style:font-size-complex="10pt" style:font-weight-complex="normal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Frame_20_contents">
      <style:paragraph-properties fo:text-align="start" style:justify-single-word="false"/>
      <style:text-properties style:font-name="Comic Sans M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omic Sans MS"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omic Sans MS"/>
    </style:style>
    <style:style style:name="T10" style:family="text">
      <style:text-properties style:font-name="Comic Sans MS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Comic Sans MS" fo:font-size="10pt" style:font-size-asian="10pt" style:font-size-complex="10pt"/>
    </style:style>
    <style:style style:name="T12" style:family="text">
      <style:text-properties style:font-name="Comic Sans MS" fo:font-size="12pt" fo:font-weight="normal" style:font-weight-asian="normal" style:font-weight-complex="normal"/>
    </style:style>
    <style:style style:name="T13" style:family="text">
      <style:text-properties style:font-name="Comic Sans MS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9.691cm" svg:y="0.101cm" svg:width="9.4cm" svg:height="13.801cm" draw:z-index="1"><draw:text-box><text:p text:style-name="P2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Niveau n°5 <text:s text:c="22"/>Exercice n°2</text:p><text:p text:style-name="P1"/><text:p text:style-name="P7">1) Quelle est la distance réelle entre deux points placés à 26,5 cm l'un de l'autre sur un dessin à l'échelle 1/80 000 ? </text:p><text:p text:style-name="P7"/><text:p text:style-name="P8"><text:span text:style-name="T10">2) Une bactérie de diamètre réel 0,0004 mm est vue au microscope avec un diamètre apparent de 4 mm. Quelle est l'échelle de grossissement ? </text:span></text:p></draw:text-box></draw:frame><draw:frame draw:style-name="fr1" draw:name="Cadre1" text:anchor-type="paragraph" svg:x="0.06cm" svg:y="0.071cm" svg:width="9.4cm" svg:height="13.801cm" draw:z-index="0"><draw:text-box><text:p text:style-name="P2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5 <text:s text:c="22"/>Exercice n°1</text:p><text:p text:style-name="P1"><draw:frame draw:style-name="fr1" draw:name="Cadre4" text:anchor-type="paragraph" svg:x="9.449cm" svg:y="13.483cm" svg:width="9.4cm" svg:height="13.801cm" draw:z-index="3"><draw:text-box><text:p text:style-name="P2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Niveau n°5 <text:s text:c="22"/>Exercice n°4</text:p><text:p text:style-name="P1"/><text:p text:style-name="P8"><text:span text:style-name="T1">1)</text:span><text:span text:style-name="T1"> Quelle est l'échelle d'une carte sur laquelle la portion de 250km d'autoroute est représentée par un segment de 10cm ? </text:span></text:p><text:p text:style-name="P8"><text:span text:style-name="T1"/></text:p><text:p text:style-name="P8"><text:span text:style-name="T1">2) Sur une carte à l'échelle 1 /300 000​, quelle est la distance sur la carte entre la gare et le village alors qu'elle est de 3km en réalité ? </text:span></text:p></draw:text-box></draw:frame><draw:frame draw:style-name="fr1" draw:name="Cadre3" text:anchor-type="paragraph" svg:x="-0.161cm" svg:y="13.487cm" svg:width="9.4cm" svg:height="13.801cm" draw:z-index="2"><draw:text-box><text:p text:style-name="P2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Niveau n°5 <text:s text:c="22"/>Exercice n°3</text:p><text:p text:style-name="P1"/><text:p text:style-name="P8"><text:span text:style-name="T1">1)</text:span><text:span text:style-name="T1"> Si 4cm sur la carte représente 2km dans la réalité, quelle est l'échelle sur cette carte ?</text:span></text:p><text:p text:style-name="P8"><text:span text:style-name="T1"/></text:p><text:p text:style-name="P8"><text:span text:style-name="T1">2) Sur une carte au 1/2 000, quelle est la distance réelle entre la maison et la mer, éloignées de 3cm sur la carte ? </text:span></text:p></draw:text-box></draw:frame></text:p><text:p text:style-name="P7">1) Par quelle longueur est représenté, sur un plan, un chemin de 1,5 km de long ?(Echelle du plan = 1/25 000) </text:p><text:p text:style-name="P7"/><text:p text:style-name="P7">2) Quelle est l'échelle d'une carte sur laquelle une distance de 61 km est représentée par 122 mm ? <text:line-break/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3-11T10:51:58.55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12" meta:word-count="201" meta:character-count="1129"/>
  </office:meta>
</office:document-meta>
</file>